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mily-generic="swiss"/>
    <style:font-face style:name="Times" svg:font-family="Times" style:font-family-generic="swiss"/>
    <style:font-face style:name="sans-serif" svg:font-family="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text-align="center" style:justify-single-word="false"/>
    </style:style>
    <style:style style:name="P2" style:family="paragraph" style:parent-style-name="Standard">
      <style:paragraph-properties fo:margin-top="0cm" fo:margin-bottom="0.212cm" style:contextual-spacing="false"/>
    </style:style>
    <style:style style:name="P3" style:family="paragraph" style:parent-style-name="Standard">
      <style:paragraph-properties fo:margin-top="0cm" fo:margin-bottom="0.212cm" style:contextual-spacing="false"/>
      <style:text-properties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fo:margin-top="0cm" fo:margin-bottom="0.212cm" style:contextual-spacing="false"/>
      <style:text-properties style:font-name="Arial" fo:font-size="10pt" style:font-size-asian="10pt" style:font-name-complex="Arial" style:font-size-complex="10pt" style:font-weight-complex="bold"/>
    </style:style>
    <style:style style:name="P5" style:family="paragraph" style:parent-style-name="Standard">
      <style:paragraph-properties fo:margin-top="0cm" fo:margin-bottom="0.212cm" style:contextual-spacing="false"/>
      <style:text-properties fo:language="es" fo:country="ES"/>
    </style:style>
    <style:style style:name="P6" style:family="paragraph" style:parent-style-name="Standard">
      <style:text-properties style:font-name="Arial" fo:font-size="10pt" style:font-size-asian="10pt" style:font-name-complex="Arial"/>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9" style:family="paragraph" style:parent-style-name="Standard">
      <style:paragraph-properties fo:text-align="justify" style:justify-single-word="false"/>
    </style:style>
    <style:style style:name="P10" style:family="paragraph" style:parent-style-name="Standard">
      <style:text-properties style:font-name-complex="Times New Roman"/>
    </style:style>
    <style:style style:name="P11" style:family="paragraph" style:parent-style-name="Standard">
      <style:text-properties fo:language="es" fo:country="ES" style:language-asian="en" style:country-asian="US"/>
    </style:style>
    <style:style style:name="P12" style:family="paragraph" style:parent-style-name="Primer_20_Parrafo">
      <style:text-properties fo:language="ca" fo:country="ES" style:language-asian="es" style:country-asian="ES"/>
    </style:style>
    <style:style style:name="P13" style:family="paragraph" style:parent-style-name="Párrafo_20_de_20_lista">
      <style:paragraph-properties fo:margin-left="1.259cm" fo:margin-right="0cm" fo:margin-top="0cm" fo:margin-bottom="0.212cm" style:contextual-spacing="false" fo:text-indent="0cm" style:auto-text-indent="false">
        <style:tab-stops/>
      </style:paragraph-properties>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fo:margin-left="0.63cm" fo:margin-right="0cm" fo:margin-top="0cm" fo:margin-bottom="0.212cm" style:contextual-spacing="false" fo:text-indent="0cm" style:auto-text-indent="false">
        <style:tab-stops/>
      </style:paragraph-properties>
      <style:text-properties style:font-name="Arial" fo:font-size="10pt" style:font-size-asian="10pt" style:font-name-complex="Arial" style:font-size-complex="10pt" style:font-weight-complex="bold"/>
    </style:style>
    <style:style style:name="P15" style:family="paragraph" style:parent-style-name="Standard">
      <style:paragraph-properties fo:margin-left="0.63cm" fo:margin-right="0cm" fo:margin-top="0cm" fo:margin-bottom="0.212cm" style:contextual-spacing="false" fo:text-indent="0cm" style:auto-text-indent="false">
        <style:tab-stops/>
      </style:paragraph-properties>
      <style:text-properties style:font-name="Arial" fo:font-size="10pt" fo:font-weight="bold" style:font-size-asian="10pt" style:font-weight-asian="bold" style:font-name-complex="Arial" style:font-size-complex="10pt" style:font-weight-complex="bold"/>
    </style:style>
    <style:style style:name="P16" style:family="paragraph" style:parent-style-name="Párrafo_20_de_20_lista">
      <style:paragraph-properties fo:margin-left="0cm" fo:margin-right="0cm" fo:margin-top="0cm" fo:margin-bottom="0.212cm" style:contextual-spacing="false" fo:text-align="center" style:justify-single-word="false" fo:text-indent="0cm" style:auto-text-indent="false">
        <style:tab-stops/>
      </style:paragraph-properties>
    </style:style>
    <style:style style:name="P17" style:family="paragraph" style:parent-style-name="Standard" style:list-style-name="WWNum2">
      <style:paragraph-properties fo:text-align="center" style:justify-single-word="false"/>
    </style:style>
    <style:style style:name="P18" style:family="paragraph" style:parent-style-name="Standard" style:list-style-name="WWNum6">
      <style:paragraph-properties fo:text-align="justify" style:justify-single-word="false"/>
    </style:style>
    <style:style style:name="P19" style:family="paragraph" style:parent-style-name="Standard" style:list-style-name="WWNum3">
      <style:paragraph-properties>
        <style:tab-stops>
          <style:tab-stop style:position="1.884cm"/>
        </style:tab-stops>
      </style:paragraph-properties>
    </style:style>
    <style:style style:name="P20" style:family="paragraph" style:parent-style-name="Standard" style:list-style-name="WWNum4">
      <style:paragraph-properties>
        <style:tab-stops>
          <style:tab-stop style:position="1.884cm"/>
        </style:tab-stops>
      </style:paragraph-properties>
    </style:style>
    <style:style style:name="P21" style:family="paragraph" style:parent-style-name="Standard" style:list-style-name="WWNum4">
      <style:paragraph-properties>
        <style:tab-stops>
          <style:tab-stop style:position="1.249cm"/>
        </style:tab-stops>
      </style:paragraph-properties>
    </style:style>
    <style:style style:name="P22" style:family="paragraph" style:parent-style-name="Standard" style:list-style-name="WWNum5"/>
    <style:style style:name="P23" style:family="paragraph" style:parent-style-name="Standard" style:list-style-name="WWNum7"/>
    <style:style style:name="P24" style:family="paragraph" style:parent-style-name="Standard" style:list-style-name="WWNum7">
      <style:text-properties officeooo:paragraph-rsid="00131767"/>
    </style:style>
    <style:style style:name="P25" style:family="paragraph" style:parent-style-name="Normal" style:list-style-name="L1">
      <style:paragraph-properties fo:margin-top="0cm" fo:margin-bottom="0.282cm" style:contextual-spacing="false" fo:line-height="107%" fo:orphans="2" fo:widows="2" style:vertical-align="auto"/>
    </style:style>
    <style:style style:name="P26" style:family="paragraph" style:parent-style-name="Normal" style:list-style-name="L1">
      <style:paragraph-properties fo:margin-top="0cm" fo:margin-bottom="0.282cm" style:contextual-spacing="false" fo:line-height="107%" fo:orphans="2" fo:widows="2" style:vertical-align="auto"/>
      <style:text-properties officeooo:paragraph-rsid="000edc67"/>
    </style:style>
    <style:style style:name="P27" style:family="paragraph" style:parent-style-name="Normal" style:list-style-name="L1">
      <style:paragraph-properties fo:margin-top="0cm" fo:margin-bottom="0.282cm" style:contextual-spacing="false" fo:line-height="107%" fo:orphans="2" fo:widows="2" style:vertical-align="auto"/>
      <style:text-properties officeooo:paragraph-rsid="00101cc4"/>
    </style:style>
    <style:style style:name="P28" style:family="paragraph" style:parent-style-name="Párrafo_20_de_20_lista" style:list-style-name="WWNum1" style:master-page-name="MP0">
      <style:paragraph-properties fo:margin-top="0cm" fo:margin-bottom="0.212cm" style:contextual-spacing="false" style:page-number="auto" fo:break-before="page"/>
    </style:style>
    <style:style style:name="P29" style:family="paragraph" style:parent-style-name="Párrafo_20_de_20_lista" style:list-style-name="WWNum1">
      <style:paragraph-properties fo:margin-top="0cm" fo:margin-bottom="0.212cm" style:contextual-spacing="false"/>
    </style:style>
    <style:style style:name="P30" style:family="paragraph">
      <style:paragraph-properties style:writing-mode="lr-tb" style:font-independent-line-spacing="false"/>
    </style:style>
    <style:style style:name="T1" style:family="text">
      <style:text-properties style:font-name="Arial" fo:font-weight="bold" style:font-weight-asian="bold" style:font-name-complex="Arial" style:font-weight-complex="bold"/>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language="es" fo:country="ES" style:font-size-asian="10pt" style:font-name-complex="Arial" style:font-size-complex="10pt"/>
    </style:style>
    <style:style style:name="T6" style:family="text">
      <style:text-properties fo:color="#4f81bd" style:font-name="Arial" fo:font-size="10pt" style:font-size-asian="10pt" style:font-name-complex="Arial" style:font-size-complex="10pt"/>
    </style:style>
    <style:style style:name="T7" style:family="text">
      <style:text-properties fo:color="#0084d1" style:font-name="Arial" fo:font-size="10pt" style:font-size-asian="10pt" style:font-name-complex="Arial"/>
    </style:style>
    <style:style style:name="T8" style:family="text">
      <style:text-properties fo:color="#0084d1" style:font-name="Arial" fo:font-size="10pt" style:font-size-asian="10pt" style:font-name-complex="Arial" style:font-size-complex="10pt"/>
    </style:style>
    <style:style style:name="T9" style:family="text">
      <style:text-properties fo:color="#0084d1" style:font-name="Arial" fo:font-size="10pt" officeooo:rsid="00131767" style:font-size-asian="10pt" style:font-name-complex="Arial"/>
    </style:style>
    <style:style style:name="T10" style:family="text">
      <style:text-properties fo:color="#0084d1" style:font-name="Arial1" fo:font-size="10pt" style:font-size-asian="10pt" style:font-name-complex="Arial" style:font-size-complex="10pt"/>
    </style:style>
    <style:style style:name="T11" style:family="text">
      <style:text-properties fo:color="#0084d1" style:font-name="sans-serif" fo:font-size="10pt" style:font-size-asian="10pt" style:font-name-complex="Arial"/>
    </style:style>
    <style:style style:name="T12" style:family="text">
      <style:text-properties style:language-asian="es" style:country-asian="ES"/>
    </style:style>
    <style:style style:name="T13" style:family="text">
      <style:text-properties fo:language="es" fo:country="ES"/>
    </style:style>
    <style:style style:name="T14" style:family="text">
      <style:text-properties fo:font-size="10pt" fo:font-weight="bold" style:font-size-asian="10pt" style:font-weight-asian="bold" style:font-name-complex="Arial" style:font-size-complex="10pt" style:font-weight-complex="bold"/>
    </style:style>
    <style:style style:name="T15" style:family="text">
      <style:text-properties fo:font-size="10pt" style:font-size-asian="10pt" style:font-name-complex="Arial" style:font-size-complex="10pt"/>
    </style:style>
    <style:style style:name="T16" style:family="text">
      <style:text-properties fo:font-size="10pt" fo:font-style="italic" style:font-size-asian="10pt" style:font-style-asian="italic" style:font-name-complex="Arial" style:font-size-complex="10pt" style:font-style-complex="italic"/>
    </style:style>
    <style:style style:name="T17" style:family="text">
      <style:text-properties fo:color="#ff3333" fo:font-size="10pt" style:font-size-asian="10pt" style:font-name-complex="Arial" style:font-size-complex="10pt"/>
    </style:style>
    <style:style style:name="T18" style:family="text">
      <style:text-properties fo:color="#ff3333" fo:font-size="10pt" officeooo:rsid="000edc67" style:font-size-asian="10pt" style:font-name-complex="Arial" style:font-size-complex="10pt"/>
    </style:style>
    <style:style style:name="T19" style:family="text">
      <style:text-properties fo:color="#ff3333" fo:font-size="10pt" officeooo:rsid="00101cc4" style:font-size-asian="10pt" style:font-name-complex="Arial" style:font-size-complex="10pt"/>
    </style:style>
    <style:style style:name="T20" style:family="text">
      <style:text-properties fo:color="#ff0000" style:font-name="Arial" fo:font-size="10pt" style:font-size-asian="10pt" style:font-name-complex="Arial"/>
    </style:style>
    <style:style style:name="T21" style:family="text">
      <style:text-properties fo:color="#ff0000" style:font-name="Arial" fo:font-size="10pt" style:font-size-asian="10pt" style:font-name-complex="Arial" style:font-size-complex="10pt"/>
    </style:style>
    <style:style style:name="T22" style:family="text">
      <style:text-properties fo:color="#ff0000" style:font-name="Arial" fo:font-size="10pt" officeooo:rsid="0011fa55" style:font-size-asian="10pt" style:font-name-complex="Arial" style:font-size-complex="10pt"/>
    </style:style>
    <style:style style:name="T23" style:family="text">
      <style:text-properties fo:color="#ff0000" style:font-name="Arial" fo:font-size="10pt" officeooo:rsid="00129044" style:font-size-asian="10pt" style:font-name-complex="Arial"/>
    </style:style>
    <style:style style:name="T24" style:family="text">
      <style:text-properties fo:color="#ff0000" style:font-name="Arial" fo:font-size="10pt" officeooo:rsid="00131767" style:font-size-asian="10pt" style:font-name-complex="Arial"/>
    </style:style>
    <style:style style:name="T25" style:family="text">
      <style:text-properties fo:color="#ff0000" officeooo:rsid="00157770"/>
    </style:style>
    <style:style style:name="T26" style:family="text">
      <style:text-properties officeooo:rsid="00157770"/>
    </style:style>
    <text:list-style style:name="L1">
      <text:list-level-style-number text:level="1" text:style-name="WW_5f_CharLFO16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3465af" svg:stroke-opacity="100%" draw:stroke-linejoin="round" draw:fill="none" fo:padding-top="-0.013cm" fo:padding-bottom="-0.013cm" fo:padding-left="-0.013cm" fo:padding-right="-0.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a9" svg:stroke-width="0cm" svg:stroke-color="#3465af" svg:stroke-opacity="100%" draw:stroke-linejoin="round" draw:fill="none" draw:textarea-horizontal-align="center" draw:textarea-vertical-align="top"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a6" svg:stroke-width="0cm" svg:stroke-color="#3465af" svg:stroke-opacity="100%" draw:stroke-linejoin="round" draw:fill="none" draw:textarea-horizontal-align="center" draw:textarea-vertical-align="top"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3465af" svg:stroke-opacity="100%" draw:fill="solid" draw:fill-color="#729fcf" draw:opacity="100%" draw:textarea-horizontal-align="left" draw:textarea-vertical-align="middle" draw:auto-grow-height="false" draw:auto-grow-width="false" fo:padding-top="0cm" fo:padding-bottom="0cm" fo:padding-left="0cm" fo:padding-right="0cm"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a1" svg:stroke-width="0cm" svg:stroke-color="#3465af" svg:stroke-opacity="100%" draw:stroke-linejoin="round" draw:fill="none" draw:textarea-horizontal-align="center" draw:textarea-vertical-align="top"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78891207405755605" text:style-name="WWNum1">
        <text:list-item text:start-value="1">
          <text:p text:style-name="P28"><text:span text:style-name="Fuente_20_de_20_párrafo_20_predeter."><text:span text:style-name="T2">Xarxes troncals, FR:</text:span></text:span></text:p>
        </text:list-item>
      </text:list>
      <text:p text:style-name="P8"/>
      <text:p text:style-name="P9"><text:span text:style-name="Fuente_20_de_20_párrafo_20_predeter."><text:span text:style-name="T2">(Qüestió 2.2.2 del quadern d’exercicis): Frame Relay: </text:span></text:span><text:span text:style-name="Fuente_20_de_20_párrafo_20_predeter."><text:span text:style-name="T4">Si un node d’una xarxa FR (amb 2 octets adreça) rep una trama que encapsula un paquet IP com la que indiquem a continuació:</text:span></text:span></text:p>
      <text:p text:style-name="P7"/>
      <text:list xml:id="list6277287532686487778" text:style-name="WWNum2">
        <text:list-item>
          <text:p text:style-name="P17"><text:span text:style-name="Fuente_20_de_20_párrafo_20_predeter."><text:span text:style-name="T4">011111101000000010001001</text:span></text:span><text:span text:style-name="Fuente_20_de_20_párrafo_20_predeter."><text:span text:style-name="T2">paquetIP</text:span></text:span><text:span text:style-name="Fuente_20_de_20_párrafo_20_predeter."><text:span text:style-name="T4">100010011100110101111110</text:span></text:span></text:p>
        </text:list-item>
      </text:list>
      <text:p text:style-name="P7"/>
      <text:list xml:id="list7655316620742499024" text:style-name="WWNum6">
        <text:list-item text:start-value="1">
          <text:p text:style-name="P18"><text:span text:style-name="Fuente_20_de_20_párrafo_20_predeter."><text:span text:style-name="T4">Quina de les següents afirmacions és correcta. Marca-la amb una </text:span></text:span><text:span text:style-name="Fuente_20_de_20_párrafo_20_predeter."><text:span text:style-name="T2">X</text:span></text:span><text:span text:style-name="Fuente_20_de_20_párrafo_20_predeter."><text:span text:style-name="T4"> i justifica la resposta (quin bit ho indica?):</text:span></text:span></text:p>
        </text:list-item>
      </text:list>
      <text:p text:style-name="P7"/>
      <text:list xml:id="list4790555126920392421" text:style-name="WWNum3">
        <text:list-item>
          <text:p text:style-name="P19"><text:span text:style-name="Fuente_20_de_20_párrafo_20_predeter."><text:span text:style-name="T4">No hi ha cap mena de congestió.</text:span></text:span></text:p>
        </text:list-item>
        <text:list-item>
          <text:p text:style-name="P19"><text:span text:style-name="Fuente_20_de_20_párrafo_20_predeter."><text:span text:style-name="T4">Hi ha congestió en el circuit virtual de transmissió. </text:span></text:span><text:span text:style-name="Fuente_20_de_20_párrafo_20_predeter."><text:span text:style-name="T6">X (ho indica el bit FECN)</text:span></text:span></text:p>
        </text:list-item>
        <text:list-item>
          <text:p text:style-name="P19"><text:span text:style-name="Fuente_20_de_20_párrafo_20_predeter."><text:span text:style-name="T4">Hi ha congestió en el circuit virtual de sentit contrari.</text:span></text:span></text:p>
        </text:list-item>
        <text:list-item>
          <text:p text:style-name="P19"><text:span text:style-name="Fuente_20_de_20_párrafo_20_predeter."><text:span text:style-name="T4">Hi ha congestió en tots dos sentits.</text:span></text:span></text:p>
        </text:list-item>
      </text:list>
      <text:p text:style-name="Standard"><text:span text:style-name="Fuente_20_de_20_párrafo_20_predeter."><text:span text:style-name="T4"><text:tab/></text:span></text:span></text:p>
      <text:list xml:id="list184647192153716" text:style-name="WWNum6">
        <text:list-item>
          <text:p text:style-name="P18"><text:span text:style-name="Fuente_20_de_20_párrafo_20_predeter."><text:span text:style-name="T4">Si en arribar a un determinat node de la xarxa, la cua (buffer) on s‘ha de guardar aquesta trama està plena, què es fa? Marca amb una </text:span></text:span><text:span text:style-name="Fuente_20_de_20_párrafo_20_predeter."><text:span text:style-name="T2">X</text:span></text:span><text:span text:style-name="Fuente_20_de_20_párrafo_20_predeter."><text:span text:style-name="T4"> la resposta correcta i justifica la resposta (quin bit ho indica?):</text:span></text:span></text:p>
        </text:list-item>
      </text:list>
      <text:p text:style-name="P12"/>
      <text:list xml:id="list437587984792679964" text:style-name="WWNum4">
        <text:list-item>
          <text:p text:style-name="P21"><text:span text:style-name="Fuente_20_de_20_párrafo_20_predeter."><text:span text:style-name="T4">Es mirarà de fer lloc a la cua afectant exclusivament al propi circuit virtual. </text:span></text:span><text:span text:style-name="Fuente_20_de_20_párrafo_20_predeter."><text:span text:style-name="T8">X (ja que té el bit DE a 0, i per tant, no pot ser descartada)</text:span></text:span></text:p>
        </text:list-item>
        <text:list-item>
          <text:p text:style-name="P20"><text:span text:style-name="Fuente_20_de_20_párrafo_20_predeter."><text:span text:style-name="T4">La trama es perd.</text:span></text:span></text:p>
        </text:list-item>
        <text:list-item>
          <text:p text:style-name="P20"><text:span text:style-name="Fuente_20_de_20_párrafo_20_predeter."><text:span text:style-name="T4">Es mirarà de fer lloc a la cua encara que afecti a d’altres circuits virtuals.</text:span></text:span></text:p>
        </text:list-item>
        <text:list-item>
          <text:p text:style-name="P20"><text:span text:style-name="Fuente_20_de_20_párrafo_20_predeter."><text:span text:style-name="T4">El node la emmagatzemarà en una cua auxiliar.</text:span></text:span></text:p>
        </text:list-item>
      </text:list>
      <text:p text:style-name="P7"/>
      <text:list xml:id="list184647197135009" text:style-name="WWNum6">
        <text:list-item>
          <text:p text:style-name="P18"><text:span text:style-name="Fuente_20_de_20_párrafo_20_predeter."><text:span text:style-name="T4">Si hi ha tres terminals a 64 Kbps connectats una xarxa Frame Relay formant una xarxa amb circuits virtuals permanents amb interconnexió total, fes un esquema indicant amb traç seguit les connexions físiques i amb línies a traços els circuits virtuals.</text:span></text:span></text:p>
        </text:list-item>
      </text:list>
      <text:p text:style-name="P8"/>
      <text:p text:style-name="P9"><draw:custom-shape text:anchor-type="paragraph" draw:z-index="4" draw:name="Forma libre 1" draw:style-name="gr4" draw:text-style-name="P30" svg:width="4.155cm" svg:height="2.433cm" svg:x="5.757cm" svg:y="0.351cm"><text:p/><draw:enhanced-geometry svg:viewBox="0 0 21600 21600"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930"/><draw:equation draw:name="f11" draw:formula="7160"/><draw:equation draw:name="f12" draw:formula="1530"/><draw:equation draw:name="f13" draw:formula="4490"/><draw:equation draw:name="f14" draw:formula="3400"/><draw:equation draw:name="f15" draw:formula="1970"/><draw:equation draw:name="f16" draw:formula="5270"/><draw:equation draw:name="f17" draw:formula="5860"/><draw:equation draw:name="f18" draw:formula="1950"/><draw:equation draw:name="f19" draw:formula="6470"/><draw:equation draw:name="f20" draw:formula="2210"/><draw:equation draw:name="f21" draw:formula="6970"/><draw:equation draw:name="f22" draw:formula="2600"/><draw:equation draw:name="f23" draw:formula="7450"/><draw:equation draw:name="f24" draw:formula="1390"/><draw:equation draw:name="f25" draw:formula="8340"/><draw:equation draw:name="f26" draw:formula="650"/><draw:equation draw:name="f27" draw:formula="9340"/><draw:equation draw:name="f28" draw:formula="10004"/><draw:equation draw:name="f29" draw:formula="690"/><draw:equation draw:name="f30" draw:formula="10710"/><draw:equation draw:name="f31" draw:formula="1050"/><draw:equation draw:name="f32" draw:formula="11210"/><draw:equation draw:name="f33" draw:formula="1700"/><draw:equation draw:name="f34" draw:formula="11570"/><draw:equation draw:name="f35" draw:formula="630"/><draw:equation draw:name="f36" draw:formula="12330"/><draw:equation draw:name="f37" draw:formula="13150"/><draw:equation draw:name="f38" draw:formula="13840"/><draw:equation draw:name="f39" draw:formula="14470"/><draw:equation draw:name="f40" draw:formula="460"/><draw:equation draw:name="f41" draw:formula="14870"/><draw:equation draw:name="f42" draw:formula="1160"/><draw:equation draw:name="f43" draw:formula="15330"/><draw:equation draw:name="f44" draw:formula="440"/><draw:equation draw:name="f45" draw:formula="16020"/><draw:equation draw:name="f46" draw:formula="16740"/><draw:equation draw:name="f47" draw:formula="17910"/><draw:equation draw:name="f48" draw:formula="18900"/><draw:equation draw:name="f49" draw:formula="1130"/><draw:equation draw:name="f50" draw:formula="19110"/><draw:equation draw:name="f51" draw:formula="2710"/><draw:equation draw:name="f52" draw:formula="20240"/><draw:equation draw:name="f53" draw:formula="3150"/><draw:equation draw:name="f54" draw:formula="21060"/><draw:equation draw:name="f55" draw:formula="4580"/><draw:equation draw:name="f56" draw:formula="6220"/><draw:equation draw:name="f57" draw:formula="6720"/><draw:equation draw:name="f58" draw:formula="21000"/><draw:equation draw:name="f59" draw:formula="7200"/><draw:equation draw:name="f60" draw:formula="20830"/><draw:equation draw:name="f61" draw:formula="7660"/><draw:equation draw:name="f62" draw:formula="21310"/><draw:equation draw:name="f63" draw:formula="8460"/><draw:equation draw:name="f64" draw:formula="9450"/><draw:equation draw:name="f65" draw:formula="10460"/><draw:equation draw:name="f66" draw:formula="12750"/><draw:equation draw:name="f67" draw:formula="20310"/><draw:equation draw:name="f68" draw:formula="14680"/><draw:equation draw:name="f69" draw:formula="18650"/><draw:equation draw:name="f70" draw:formula="15010"/><draw:equation draw:name="f71" draw:formula="17200"/><draw:equation draw:name="f72" draw:formula="17370"/><draw:equation draw:name="f73" draw:formula="18920"/><draw:equation draw:name="f74" draw:formula="15770"/><draw:equation draw:name="f75" draw:formula="15220"/><draw:equation draw:name="f76" draw:formula="14700"/><draw:equation draw:name="f77" draw:formula="18710"/><draw:equation draw:name="f78" draw:formula="14240"/><draw:equation draw:name="f79" draw:formula="18310"/><draw:equation draw:name="f80" draw:formula="13820"/><draw:equation draw:name="f81" draw:formula="12490"/><draw:equation draw:name="f82" draw:formula="11000"/><draw:equation draw:name="f83" draw:formula="9890"/><draw:equation draw:name="f84" draw:formula="8840"/><draw:equation draw:name="f85" draw:formula="20790"/><draw:equation draw:name="f86" draw:formula="8210"/><draw:equation draw:name="f87" draw:formula="19510"/><draw:equation draw:name="f88" draw:formula="7620"/><draw:equation draw:name="f89" draw:formula="20000"/><draw:equation draw:name="f90" draw:formula="7930"/><draw:equation draw:name="f91" draw:formula="20290"/><draw:equation draw:name="f92" draw:formula="6240"/><draw:equation draw:name="f93" draw:formula="4850"/><draw:equation draw:name="f94" draw:formula="3570"/><draw:equation draw:name="f95" draw:formula="19280"/><draw:equation draw:name="f96" draw:formula="2900"/><draw:equation draw:name="f97" draw:formula="17640"/><draw:equation draw:name="f98" draw:formula="1300"/><draw:equation draw:name="f99" draw:formula="17600"/><draw:equation draw:name="f100" draw:formula="480"/><draw:equation draw:name="f101" draw:formula="16300"/><draw:equation draw:name="f102" draw:formula="14660"/><draw:equation draw:name="f103" draw:formula="13900"/><draw:equation draw:name="f104" draw:formula="13210"/><draw:equation draw:name="f105" draw:formula="1070"/><draw:equation draw:name="f106" draw:formula="12640"/><draw:equation draw:name="f107" draw:formula="380"/><draw:equation draw:name="f108" draw:formula="12160"/><draw:equation draw:name="f109" draw:formula="10120"/><draw:equation draw:name="f110" draw:formula="8590"/><draw:equation draw:name="f111" draw:formula="840"/><draw:equation draw:name="f112" draw:formula="7330"/><draw:equation draw:name="f113" draw:formula="7410"/><draw:equation draw:name="f114" draw:formula="2040"/><draw:equation draw:name="f115" draw:formula="7690"/><draw:equation draw:name="f116" draw:formula="2090"/><draw:equation draw:name="f117" draw:formula="7920"/><draw:equation draw:name="f118" draw:formula="2790"/><draw:equation draw:name="f119" draw:formula="7480"/><draw:equation draw:name="f120" draw:formula="3050"/><draw:equation draw:name="f121" draw:formula="7670"/><draw:equation draw:name="f122" draw:formula="3310"/><draw:equation draw:name="f123" draw:formula="11130"/><draw:equation draw:name="f124" draw:formula="1910"/><draw:equation draw:name="f125" draw:formula="11080"/><draw:equation draw:name="f126" draw:formula="2160"/><draw:equation draw:name="f127" draw:formula="11030"/><draw:equation draw:name="f128" draw:formula="2400"/><draw:equation draw:name="f129" draw:formula="14720"/><draw:equation draw:name="f130" draw:formula="1400"/><draw:equation draw:name="f131" draw:formula="14640"/><draw:equation draw:name="f132" draw:formula="1720"/><draw:equation draw:name="f133" draw:formula="14540"/><draw:equation draw:name="f134" draw:formula="2010"/><draw:equation draw:name="f135" draw:formula="19130"/><draw:equation draw:name="f136" draw:formula="2890"/><draw:equation draw:name="f137" draw:formula="19230"/><draw:equation draw:name="f138" draw:formula="3290"/><draw:equation draw:name="f139" draw:formula="19190"/><draw:equation draw:name="f140" draw:formula="3380"/><draw:equation draw:name="f141" draw:formula="20660"/><draw:equation draw:name="f142" draw:formula="8170"/><draw:equation draw:name="f143" draw:formula="20430"/><draw:equation draw:name="f144" draw:formula="8620"/><draw:equation draw:name="f145" draw:formula="20110"/><draw:equation draw:name="f146" draw:formula="8990"/><draw:equation draw:name="f147" draw:formula="18660"/><draw:equation draw:name="f148" draw:formula="18740"/><draw:equation draw:name="f149" draw:formula="14200"/><draw:equation draw:name="f150" draw:formula="18280"/><draw:equation draw:name="f151" draw:formula="12200"/><draw:equation draw:name="f152" draw:formula="17000"/><draw:equation draw:name="f153" draw:formula="11450"/><draw:equation draw:name="f154" draw:formula="14320"/><draw:equation draw:name="f155" draw:formula="17980"/><draw:equation draw:name="f156" draw:formula="14350"/><draw:equation draw:name="f157" draw:formula="17680"/><draw:equation draw:name="f158" draw:formula="14370"/><draw:equation draw:name="f159" draw:formula="17360"/><draw:equation draw:name="f160" draw:formula="8220"/><draw:equation draw:name="f161" draw:formula="8060"/><draw:equation draw:name="f162" draw:formula="19250"/><draw:equation draw:name="f163" draw:formula="7960"/><draw:equation draw:name="f164" draw:formula="18950"/><draw:equation draw:name="f165" draw:formula="7860"/><draw:equation draw:name="f166" draw:formula="18640"/><draw:equation draw:name="f167" draw:formula="3090"/><draw:equation draw:name="f168" draw:formula="3280"/><draw:equation draw:name="f169" draw:formula="17540"/><draw:equation draw:name="f170" draw:formula="3460"/><draw:equation draw:name="f171" draw:formula="17450"/><draw:equation draw:name="f172" draw:formula="12900"/><draw:equation draw:name="f173" draw:formula="1780"/><draw:equation draw:name="f174" draw:formula="13130"/><draw:equation draw:name="f175" draw:formula="2330"/><draw:equation draw:name="f176" draw:formula="13040"/><draw:equation draw:name="f177" draw:formula="3000 * ?f6"/><draw:equation draw:name="f178" draw:formula="17110 * ?f6"/><draw:equation draw:name="f179" draw:formula="17330 * ?f7"/><draw:equation draw:name="f180" draw:formula="3320 * ?f7"/><draw:equation draw:name="f181" draw:formula="?f177 / ?f6"/><draw:equation draw:name="f182" draw:formula="?f178 / ?f6"/><draw:equation draw:name="f183" draw:formula="?f180 / ?f7"/><draw:equation draw:name="f184" draw:formula="?f179 / ?f7"/></draw:enhanced-geometry></draw:custom-shape><text:span text:style-name="Fuente_20_de_20_párrafo_20_predeter."><text:span text:style-name="T5"/></text:span></text:p>
      <text:p text:style-name="Primer_20_Parrafo"><draw:custom-shape text:anchor-type="paragraph" draw:z-index="5" draw:name="Forma libre 2" draw:style-name="gr5" draw:text-style-name="P30" svg:width="5.927cm" svg:height="0.131cm" svg:x="5.149cm" svg:y="0.289cm"><text:p/><draw:enhanced-geometry svg:viewBox="0 0 5553 219" draw:text-areas="?f8 ?f10 ?f9 ?f11" draw:type="non-primitive" draw:enhanced-path="M 0 10 C 280 -36 545 96 820 114 1107 131 1403 110 1693 114 2099 117 2506 88 2908 139 3227 180 3539 126 3860 114 4188 102 4489 212 4812 166 L 5077 166 5342 166 5553 21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53"/><draw:equation draw:name="f7" draw:formula="?f4 / 219"/><draw:equation draw:name="f8" draw:formula="?f0 / ?f6"/><draw:equation draw:name="f9" draw:formula="?f1 / ?f6"/><draw:equation draw:name="f10" draw:formula="?f2 / ?f7"/><draw:equation draw:name="f11" draw:formula="?f3 / ?f7"/></draw:enhanced-geometry></draw:custom-shape><text:span text:style-name="Fuente_20_de_20_párrafo_20_predeter."><text:span text:style-name="T12"/></text:span></text:p>
      <text:p text:style-name="Standard"><draw:connector text:anchor-type="paragraph" draw:z-index="6" draw:name="Conector recto 5" draw:style-name="gr1" draw:type="line" svg:x1="5.096cm" svg:y1="0.228cm" svg:x2="5.81cm" svg:y2="0.572cm" svg:d="m5096 228 714 344" svg:viewBox="0 0 716 346"><text:p/></draw:connector><text:span text:style-name="Fuente_20_de_20_párrafo_20_predeter."><text:span text:style-name="T5"/></text:span></text:p>
      <text:h text:style-name="Título_20_2" text:outline-level="2"><draw:custom-shape text:anchor-type="paragraph" draw:z-index="2" draw:name="Forma libre 8" draw:style-name="gr3" draw:text-style-name="P30" svg:width="2.408cm" svg:height="2.057cm" svg:x="5.069cm" svg:y="0.192cm"><text:p/><draw:enhanced-geometry svg:viewBox="0 0 2166 2060" draw:text-areas="?f8 ?f10 ?f9 ?f11" draw:type="non-primitive" draw:enhanced-path="M 0 0 C 291 19 493 236 793 264 1077 291 1334 445 1585 582 1900 751 1870 1116 1981 1400 L 2061 1664 2087 1928 2166 2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6"/><draw:equation draw:name="f7" draw:formula="?f4 / 2060"/><draw:equation draw:name="f8" draw:formula="?f0 / ?f6"/><draw:equation draw:name="f9" draw:formula="?f1 / ?f6"/><draw:equation draw:name="f10" draw:formula="?f2 / ?f7"/><draw:equation draw:name="f11" draw:formula="?f3 / ?f7"/></draw:enhanced-geometry></draw:custom-shape><draw:connector text:anchor-type="paragraph" draw:z-index="0" draw:name="Conector recto 6" draw:style-name="gr1" draw:type="line" svg:x1="9.911cm" svg:y1="0.086cm" svg:x2="10.795cm" svg:y2="0.007cm" svg:d="m9911 86 884-79" svg:viewBox="0 0 885 81"><text:p/></draw:connector>FR</text:h>
      <text:p text:style-name="Standard"><draw:custom-shape text:anchor-type="paragraph" draw:z-index="1" draw:name="Forma libre 7" draw:style-name="gr2" draw:text-style-name="P30" svg:width="2.805cm" svg:height="1.422cm" svg:x="8.192cm" svg:y="0.025cm"><text:p/><draw:enhanced-geometry svg:viewBox="0 0 2484 1478" draw:text-areas="?f8 ?f10 ?f9 ?f11" draw:type="non-primitive" draw:enhanced-path="M 0 1478 C 93 1202 99 875 317 661 521 457 777 188 1111 238 1386 278 1655 172 1928 132 L 2193 26 2458 0 248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4"/><draw:equation draw:name="f7" draw:formula="?f4 / 1478"/><draw:equation draw:name="f8" draw:formula="?f0 / ?f6"/><draw:equation draw:name="f9" draw:formula="?f1 / ?f6"/><draw:equation draw:name="f10" draw:formula="?f2 / ?f7"/><draw:equation draw:name="f11" draw:formula="?f3 / ?f7"/></draw:enhanced-geometry></draw:custom-shape><text:span text:style-name="Fuente_20_de_20_párrafo_20_predeter."><text:span text:style-name="T13"/></text:span></text:p>
      <text:p text:style-name="P7"/>
      <text:p text:style-name="Standard"><draw:connector text:anchor-type="paragraph" draw:z-index="3" draw:name="Conector recto 9" draw:style-name="gr1" draw:type="line" svg:x1="7.502cm" svg:y1="0.697cm" svg:x2="7.654cm" svg:y2="0.377cm" svg:d="m7502 697 152-320" svg:viewBox="0 0 153 321"><text:p/></draw:connector><text:span text:style-name="Fuente_20_de_20_párrafo_20_predeter."><text:span text:style-name="T5"/></text:span></text:p>
      <text:p text:style-name="Standard"><text:span text:style-name="Fuente_20_de_20_párrafo_20_predeter."><text:span text:style-name="T5"/></text:span></text:p>
      <text:p text:style-name="P10"/>
      <text:p text:style-name="P10"/>
      <text:p text:style-name="P3"/>
      <text:list xml:id="list184648264135139" text:style-name="WWNum1">
        <text:list-item>
          <text:p text:style-name="P29"><text:span text:style-name="Fuente_20_de_20_párrafo_20_predeter."><text:span text:style-name="T2">Xarxes troncals, ATM:</text:span></text:span></text:p>
        </text:list-item>
      </text:list>
      <text:p text:style-name="P10"/>
      <text:p text:style-name="P9"><text:span text:style-name="Fuente_20_de_20_párrafo_20_predeter."><text:span text:style-name="T4">Analitzeu el cas d’una transmissió ATM entre dos terminals origen i destinació a través d’un circuit virtual que travessa dos nodes de commutació. Considereu que la velocitat de transmissió en l’accés és 155 Mbps i dins la xarxa (transport) és 622 Mbps, la distància total entre els terminals és de 300 Km, la velocitat de propagació de la fibra és la de la llum (</text:span></text:span><text:span text:style-name="Fuente_20_de_20_párrafo_20_predeter."><text:span text:style-name="T2">c</text:span></text:span><text:span text:style-name="Fuente_20_de_20_párrafo_20_predeter."><text:span text:style-name="T4"> = 300.000 Km/s) i el temps d’espera a les cues dels commutadors és zero (les cues sempre les trobem buides).</text:span></text:span></text:p>
      <text:list xml:id="list2688924279856105542" text:style-name="WWNum5">
        <text:list-item text:start-value="1">
          <text:p text:style-name="P22"><text:span text:style-name="Fuente_20_de_20_párrafo_20_predeter."><text:span text:style-name="T4">Feu un esquema de l’escenari descrit<text:line-break/><text:line-break/></text:span></text:span></text:p>
        </text:list-item>
        <text:list-item>
          <text:p text:style-name="P22"><text:span text:style-name="Fuente_20_de_20_párrafo_20_predeter."><text:span text:style-name="T4">Calculeu el temps de propagació<text:line-break/></text:span></text:span><text:span text:style-name="Fuente_20_de_20_párrafo_20_predeter."><text:span text:style-name="T8">Suposant que el temps de propagació dels enllaços d'accés són neglibles:<text:line-break/>tp = d / vp = 300 Km / 300.000 Km/s = 1 ms</text:span></text:span></text:p>
        </text:list-item>
      </text:list>
      <text:p text:style-name="P7"/>
      <text:list xml:id="list194834580142346" text:continue-numbering="true" text:style-name="WWNum5">
        <text:list-item>
          <text:p text:style-name="P22"><text:span text:style-name="Fuente_20_de_20_párrafo_20_predeter."><text:span text:style-name="T4">Calculeu els temps de transmissió<text:line-break/></text:span></text:span><text:span text:style-name="Fuente_20_de_20_párrafo_20_predeter."><text:span text:style-name="T8">tt = 2*ttacces + ttnode = 2*(53 bytes *8 / 155Mbps) + (53 bytes * 8 / 622 Mbps) = 6.15 </text:span></text:span><text:span text:style-name="Fuente_20_de_20_párrafo_20_predeter."><text:span text:style-name="T10">µs</text:span></text:span></text:p>
        </text:list-item>
      </text:list>
      <text:p text:style-name="P7"/>
      <text:list xml:id="list194834580146578" text:continue-numbering="true" text:style-name="WWNum5">
        <text:list-item>
          <text:p text:style-name="P22"><text:soft-page-break/><text:span text:style-name="Fuente_20_de_20_párrafo_20_predeter."><text:span text:style-name="T4">Calculeu el retard extrem a extrem total que experimenten les cel·les ATM<text:line-break/></text:span></text:span><text:span text:style-name="Fuente_20_de_20_párrafo_20_predeter."><text:span text:style-name="T8">Rt = tp + tt + w = 1ms + 6.15 </text:span></text:span><text:span text:style-name="Fuente_20_de_20_párrafo_20_predeter."><text:span text:style-name="T10">µs + 0 (les cues estan buides) = 1.006 ms</text:span></text:span></text:p>
        </text:list-item>
      </text:list>
      <text:p text:style-name="P7"/>
      <text:list xml:id="list194834581162914" text:continue-numbering="true" text:style-name="WWNum5">
        <text:list-item>
          <text:p text:style-name="P22"><text:span text:style-name="Fuente_20_de_20_párrafo_20_predeter."><text:span text:style-name="T4">A al vista dels càlculs anteriors, hi ha alguna cosa que us cridi l’atenció? Què?<text:line-break/></text:span></text:span><text:span text:style-name="Fuente_20_de_20_párrafo_20_predeter."><text:span text:style-name="T21">El tt </text:span></text:span><text:span text:style-name="Fuente_20_de_20_párrafo_20_predeter."><text:span text:style-name="T22">= tp. ATM està pensat per portar qualsevol tipus de tràfic generat per qualsevol tipus d'aplicació. Està dissenyat perquè emuli una xarxa de circuits on el retard és constant</text:span></text:span></text:p>
        </text:list-item>
      </text:list>
      <text:p text:style-name="P7"/>
      <text:p text:style-name="P2"><text:span text:style-name="Fuente_20_de_20_párrafo_20_predeter."><text:span text:style-name="T2">(2.3.55 del quadern d’exercicis): </text:span></text:span><text:span text:style-name="Fuente_20_de_20_párrafo_20_predeter."><text:span text:style-name="T3">Una xarxa ATM treballant amb la transmissió de paquets IP i AAL5 fa servir una connexió SDH del tipus STM-4. Calculeu la velocitat efectiva a l’hora de transmetre un paquet IP de 1400 octets (bits paquet IP sobre bits enviats). Aneu contestant les preguntes següents:</text:span></text:span></text:p>
      <text:p text:style-name="P6"/>
      <text:list xml:id="list3304505575105338138" text:style-name="WWNum7">
        <text:list-item text:start-value="1">
          <text:p text:style-name="P23"><text:span text:style-name="Fuente_20_de_20_párrafo_20_predeter."><text:span text:style-name="T3">Feu un esquema tridimensional on es vegi l’estructura del contenidor SDH i la posició de les cèl·lules ATM indicant el càlcul del nombre de cèl·lules ATM enviades per segon.<text:line-break/><text:line-break/><text:line-break/></text:span></text:span><text:span text:style-name="Fuente_20_de_20_párrafo_20_predeter."><text:span text:style-name="T7">Per tant, n = Mida contenidor / Mida cèl·lula = 87 x 12 x 9 bytes / 53 bytes = 177 cada 125 </text:span></text:span><text:span text:style-name="Fuente_20_de_20_párrafo_20_predeter."><text:span text:style-name="T11">µ</text:span></text:span><text:span text:style-name="Fuente_20_de_20_párrafo_20_predeter."><text:span text:style-name="T7">s = 1.416.000 cèl·lules per segon </text:span></text:span><text:span text:style-name="Fuente_20_de_20_párrafo_20_predeter."><text:span text:style-name="T23">176.6 cèl·lules</text:span></text:span></text:p>
        </text:list-item>
      </text:list>
      <text:p text:style-name="P6"/>
      <text:list xml:id="list194834585150055" text:continue-numbering="true" text:style-name="WWNum7">
        <text:list-item>
          <text:p text:style-name="P24"><text:span text:style-name="Fuente_20_de_20_párrafo_20_predeter."><text:span text:style-name="T3">Indiqueu fent un dibuix els diferents encapsulaments des del paquet IP fins la cèl·lula ATM.´<text:line-break/></text:span></text:span><text:span text:style-name="Fuente_20_de_20_párrafo_20_predeter."><text:span text:style-name="T20"><text:tab/><text:tab/></text:span></text:span><text:span text:style-name="Fuente_20_de_20_párrafo_20_predeter."><text:span text:style-name="T24">8 byte header</text:span></text:span><text:span text:style-name="Fuente_20_de_20_párrafo_20_predeter."><text:span text:style-name="T20"><text:tab/><text:tab/><text:tab/><text:tab/><text:tab/></text:span></text:span><text:span text:style-name="Fuente_20_de_20_párrafo_20_predeter."><text:span text:style-name="T24">|<text:tab/>IP Packet</text:span></text:span><text:span text:style-name="Fuente_20_de_20_párrafo_20_predeter."><text:span text:style-name="T20"><text:line-break/></text:span></text:span><text:span text:style-name="Fuente_20_de_20_párrafo_20_predeter."><text:span text:style-name="T24">0xAA-AA-03<text:tab/>|<text:tab/>0x00-00-00<text:tab/>|<text:tab/>0x08-00<text:tab/>|<text:tab/>Encapsuled<text:line-break/><text:tab/><text:tab/>|<text:tab/><text:tab/><text:tab/>|<text:tab/><text:tab/><text:tab/>|<text:tab/>payload<text:line-break/>LLC<text:tab/><text:tab/>|<text:tab/>OUI<text:tab/><text:tab/>|<text:tab/>PID<text:tab/><text:tab/>|<text:tab/><text:tab/><text:line-break/><text:tab/><text:tab/><text:tab/><text:tab/>AAL SDU</text:span></text:span></text:p>
        </text:list-item>
      </text:list>
      <text:p text:style-name="P6"/>
      <text:list xml:id="list194834587152815" text:continue-numbering="true" text:style-name="WWNum7">
        <text:list-item>
          <text:p text:style-name="P23"><text:span text:style-name="Fuente_20_de_20_párrafo_20_predeter."><text:span text:style-name="T3">Calculeu el valor del PAD<text:line-break/></text:span></text:span><text:span text:style-name="Fuente_20_de_20_párrafo_20_predeter."><text:span text:style-name="T24">IP = 1400 bytes<text:line-break/>LLC/SNAP = 8 bytes<text:line-break/>AAL5 TAIL = 8 bytes<text:line-break/>1400 + 8 + 8 = 1416 bytes<text:line-break/>1416 / 48 = 29.5, ceiling = 30 -&gt; 30 * 48 – 1416 = 24 bytes</text:span></text:span><text:span text:style-name="Fuente_20_de_20_párrafo_20_predeter."><text:span text:style-name="T3"><text:line-break/></text:span></text:span><text:span text:style-name="Fuente_20_de_20_párrafo_20_predeter."><text:span text:style-name="T7">PAD = ceiling(1400/48)*48 – 1400 (IP) – 8 (CS) = 32 bytes</text:span></text:span></text:p>
        </text:list-item>
      </text:list>
      <text:p text:style-name="P6"/>
      <text:list xml:id="list194834588148803" text:continue-numbering="true" text:style-name="WWNum7">
        <text:list-item>
          <text:p text:style-name="P23"><text:span text:style-name="Fuente_20_de_20_párrafo_20_predeter."><text:span text:style-name="T3">Calculeu el nombre de cèl·lules ATM que caldran per enviar el paquet IP.<text:line-break/></text:span></text:span><text:span text:style-name="Fuente_20_de_20_párrafo_20_predeter."><text:span text:style-name="T7">N = ceiling(1400/48) = 30</text:span></text:span></text:p>
        </text:list-item>
      </text:list>
      <text:p text:style-name="P6"/>
      <text:list xml:id="list194834589146290" text:continue-numbering="true" text:style-name="WWNum7">
        <text:list-item>
          <text:p text:style-name="P23"><text:span text:style-name="Fuente_20_de_20_párrafo_20_predeter."><text:span text:style-name="T3">Calculeu la velocitat efectiva.<text:line-break/></text:span></text:span><text:span text:style-name="Fuente_20_de_20_párrafo_20_predeter."><text:span text:style-name="T7">Ve = (cèlules per segon / paquets per cèl·lula )* mida paquet IP = (1416000 / 30) * 1400 = 66 MiB/s<text:line-break/><text:line-break/></text:span></text:span><text:span text:style-name="Fuente_20_de_20_párrafo_20_predeter."><text:span text:style-name="T24">ATM:<text:line-break/>100 x (1400 x 8) / (1440 x 8) = 88 % <text:s/>(mida paquet ip / mida amb AAL)<text:line-break/><text:line-break/># bits contenidor = 74880 bits<text:line-break/># bits total = 77760 bits;<text:line-break/>SDH:<text:line-break/>100 x 74880 / 77760 = 96 %<text:line-break/><text:line-break/>Ve = (622,08 x 0.88) x 0.96 = 525,52 Mbps</text:span></text:span></text:p>
        </text:list-item>
      </text:list>
      <text:p text:style-name="P13"/>
      <text:list xml:id="list184648313146736" text:style-name="WWNum1">
        <text:list-item>
          <text:p text:style-name="P29"><text:span text:style-name="Fuente_20_de_20_párrafo_20_predeter."><text:span text:style-name="T2">Xarxes troncals, MPLS:</text:span></text:span></text:p>
        </text:list-item>
      </text:list>
      <text:p text:style-name="P14"/>
      <text:p text:style-name="P4">Indiqueu en el dibuix una aplicació del concepte Label Stacking en MPLS on es pugui comprovar la seva utilitat en la transmissió d’un paquet IP. Marqueu les etiquetes que surtin.<text:line-break/><text:span text:style-name="T25">Tunneling!</text:span><text:line-break/></text:p>
      <text:p text:style-name="P4"><text:soft-page-break/></text:p>
      <text:p text:style-name="Normal"><text:span text:style-name="Fuente_20_de_20_párrafo_20_predeter."><text:span text:style-name="T14">Components del retard introduït:</text:span></text:span><text:span text:style-name="Fuente_20_de_20_párrafo_20_predeter."><text:span text:style-name="T15"> Feu una llista dels elements que intervenen en el retard introduït per una xarxa de:</text:span></text:span></text:p>
      <text:p text:style-name="Normal"/>
      <text:list xml:id="list158701789581004559" text:style-name="L1">
        <text:list-item>
          <text:p text:style-name="P25"><text:span text:style-name="Fuente_20_de_20_párrafo_20_predeter."><text:span text:style-name="T15">Commutació de circuits per transmetre dades (paquets de P bits).<text:line-break/></text:span></text:span><text:span text:style-name="Fuente_20_de_20_párrafo_20_predeter."><text:span text:style-name="T18">Transmissió i recepció dels paquets als extrems</text:span></text:span><text:span text:style-name="Fuente_20_de_20_párrafo_20_predeter."><text:span text:style-name="T17"><text:line-break/></text:span></text:span><text:span text:style-name="Fuente_20_de_20_párrafo_20_predeter."><text:span text:style-name="T18">Temps de propagació entre nodes<text:line-break/>Temps de commutació als nodes</text:span></text:span></text:p>
        </text:list-item>
      </text:list>
      <text:p text:style-name="Normal"/>
      <text:list xml:id="list194834593153557" text:continue-numbering="true" text:style-name="L1">
        <text:list-item>
          <text:p text:style-name="P26"><text:span text:style-name="Fuente_20_de_20_párrafo_20_predeter."><text:span text:style-name="T15">Commutació de paquets mode circuits virtuals per transmetre veu PCM (64 Kbps)<text:line-break/></text:span></text:span><text:span text:style-name="Fuente_20_de_20_párrafo_20_predeter."><text:span text:style-name="T18">Temps d'empaquetar i desempaquetar als extrems<text:line-break/>Temps de transmissió als nodes<text:line-break/>Temps de propagació entre nodes<text:line-break/>Temps d'espera als buffers dels nodes (resolució de contencions)</text:span></text:span></text:p>
        </text:list-item>
      </text:list>
      <text:p text:style-name="Normal"/>
      <text:list xml:id="list194834594149641" text:continue-numbering="true" text:style-name="L1">
        <text:list-item>
          <text:p text:style-name="P27"><text:span text:style-name="Fuente_20_de_20_párrafo_20_predeter."><text:span text:style-name="T15">Commutació de paquets mode </text:span></text:span><text:span text:style-name="Fuente_20_de_20_párrafo_20_predeter."><text:span text:style-name="T16">Datagrama</text:span></text:span><text:span text:style-name="Fuente_20_de_20_párrafo_20_predeter."><text:span text:style-name="T15"> per transmetre dades (paquets de P bits)<text:line-break/></text:span></text:span><text:span text:style-name="Fuente_20_de_20_párrafo_20_predeter."><text:span text:style-name="T19">Temps de transmissió als nodes<text:line-break/>Temps de propagació entre nodes<text:line-break/>Temps d'espera als buffers dels nodes (resolució de contencions)<text:line-break/>Temps de reordenació dels paquets</text:span></text:span></text:p>
        </text:list-item>
      </text:list>
      <text:p text:style-name="P5"/>
      <text:p text:style-name="P15"/>
      <text:p text:style-name="P16"/>
      <text:p text:style-name="P3"/>
      <text:p text:style-name="P1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mily-generic="swiss"/>
    <style:font-face style:name="Times" svg:font-family="Times" style:font-family-generic="swiss"/>
    <style:font-face style:name="sans-serif" svg:font-family="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draw:stroke-dash draw:name="a1" draw:style="rect" draw:dots1="1" draw:distance="0cm"/>
    <draw:stroke-dash draw:name="a6" draw:style="rect" draw:dots1="1" draw:distance="0cm"/>
    <draw:stroke-dash draw:name="a9" draw:style="rect" draw:dots1="1" draw:distance="0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Arial" fo:font-size="11pt" fo:letter-spacing="normal" fo:language="es" fo:country="ES" fo:font-style="normal" style:text-underline-style="none" fo:font-weight="normal" style:letter-kerning="true"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s" fo:country="ES"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style:font-name="Times New Roman" fo:font-size="12pt" fo:language="ca" fo:country="ES" style:font-size-asian="12pt" style:language-asian="es" style:country-asian="ES" style:font-name-complex="F" style:language-complex="ar" style:country-complex="SA" fo:hyphenate="false"/>
    </style:style>
    <style:style style:name="Título_20_1" style:display-name="Título 1" style:family="paragraph" style:parent-style-name="Standard" style:default-outline-level="1">
      <style:paragraph-properties fo:hyphenation-ladder-count="no-limit" fo:keep-with-next="always"/>
      <style:text-properties style:font-name="Arial" fo:font-size="10pt" fo:font-weight="bold" style:font-size-asian="10pt" style:font-weight-asian="bold" style:font-name-complex="Arial" style:font-size-complex="10pt" style:font-weight-complex="bold" fo:hyphenate="false"/>
    </style:style>
    <style:style style:name="Título_20_2" style:display-name="Título 2" style:family="paragraph" style:parent-style-name="Standard" style:default-outline-level="2">
      <style:paragraph-properties fo:margin-left="7.493cm" fo:margin-right="0cm" fo:hyphenation-ladder-count="no-limit" fo:text-indent="0cm" style:auto-text-indent="false" fo:keep-with-next="always">
        <style:tab-stops/>
      </style:paragraph-properties>
      <style:text-properties style:font-name="Arial" fo:font-size="10pt" fo:font-weight="bold" style:font-size-asian="10pt" style:font-weight-asian="bold" style:font-name-complex="Arial" style:font-size-complex="10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style:tab-stops>
          <style:tab-stop style:position="7.325cm" style:type="center"/>
          <style:tab-stop style:position="14.651cm" style:type="right"/>
        </style:tab-stops>
      </style:paragraph-properties>
      <style:text-properties style:font-name-complex="Times New Roman" fo:hyphenate="false"/>
    </style:style>
    <style:style style:name="Text_20_body" style:display-name="Text body" style:family="paragraph" style:parent-style-name="Standard" style:class="text">
      <style:paragraph-properties fo:margin-top="0cm" fo:margin-bottom="0.212cm" style:contextual-spacing="false" fo:text-align="justify" style:justify-single-word="false" fo:hyphenation-ladder-count="no-limit"/>
      <style:text-properties style:font-name="Arial" fo:font-size="10pt" fo:language="es" fo:country="ES" style:font-size-asian="10pt" style:language-asian="en" style:country-asian="US" style:font-name-complex="Arial" style:font-size-complex="10pt" fo:hyphenate="false"/>
    </style:style>
    <style:style style:name="List" style:family="paragraph" style:parent-style-name="Text_20_body" style:class="list">
      <style:paragraph-properties fo:hyphenation-ladder-count="no-limit"/>
      <style:text-properties fo:font-size="12pt" style:font-size-asian="12pt" style:font-name-complex="Mangal" fo:hyphenate="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style:font-name="Arial"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Arial" style:font-name-complex="Mangal" fo:hyphenate="false"/>
    </style:style>
    <style:style style:name="Normal_20__28_Web_29_" style:display-name="Normal (Web)" style:family="paragraph" style:parent-style-name="Standard">
      <style:paragraph-properties fo:margin-top="0.049cm" fo:margin-bottom="0.049cm" style:contextual-spacing="false" fo:hyphenation-ladder-count="no-limit"/>
      <style:text-properties fo:language="es" fo:country="ES" style:font-name-complex="Times New Roman" fo:hyphenate="false"/>
    </style:style>
    <style:style style:name="Primer_20_Parrafo" style:display-name="Primer Parrafo" style:family="paragraph" style:parent-style-name="Standard">
      <style:paragraph-properties fo:hyphenation-ladder-count="no-limit"/>
      <style:text-properties style:font-name="Arial" fo:font-size="10pt" fo:language="es" fo:country="ES" style:font-size-asian="10pt" style:language-asian="en" style:country-asian="US" style:font-name-complex="Arial" style:font-size-complex="10pt" fo:hyphenate="false"/>
    </style:style>
    <style:style style:name="Cuerpo" style:family="paragraph" style:parent-style-name="Standard">
      <style:paragraph-properties fo:margin-left="0cm" fo:margin-right="0cm" fo:hyphenation-ladder-count="no-limit" fo:text-indent="1.251cm" style:auto-text-indent="false"/>
      <style:text-properties style:font-name="Arial" fo:font-size="10pt" fo:language="es" fo:country="ES" style:font-size-asian="10pt" style:language-asian="en" style:country-asian="US" style:font-name-complex="Arial" style:font-size-complex="10pt" fo:hyphenate="false"/>
    </style:style>
    <style:style style:name="Texto_20_de_20_globo" style:display-name="Texto de globo"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style:font-name-complex="Times New Roman" fo:hyphenate="false"/>
    </style:style>
    <style:style style:name="Texto_20_independiente_20_2" style:display-name="Texto independiente 2" style:family="paragraph" style:parent-style-name="Standard">
      <style:paragraph-properties fo:margin-left="0.499cm" fo:margin-right="0cm" fo:margin-top="0cm" fo:margin-bottom="0.212cm" style:contextual-spacing="false" fo:hyphenation-ladder-count="no-limit" fo:text-indent="0cm" style:auto-text-indent="false">
        <style:tab-stops/>
      </style:paragraph-properties>
      <style:text-properties style:font-name-complex="Times New Roman" fo:hyphenate="false"/>
    </style:style>
    <style:style style:name="Foot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style:font-name-complex="Times New Roman" fo:hyphenate="false"/>
    </style:style>
    <style:style style:name="Compact" style:family="paragraph" style:parent-style-name="Standard">
      <style:paragraph-properties fo:margin-left="0.953cm" fo:margin-right="0cm" fo:hyphenation-ladder-count="no-limit" fo:text-indent="-0.953cm" style:auto-text-indent="false">
        <style:tab-stops/>
      </style:paragraph-properties>
      <style:text-properties style:font-name="Times" fo:language="en" fo:country="US" style:language-asian="en" style:country-asian="US" style:font-name-complex="Tim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Arial" fo:font-size="12pt" fo:language="ca" fo:country="ES" fo:font-weight="bold" style:font-size-asian="12pt" style:font-weight-asian="bold" style:font-name-complex="Arial" style:font-size-complex="12pt" style:font-weight-complex="bold"/>
    </style:style>
    <style:style style:name="Título_20_2_20_Car" style:display-name="Título 2 Car" style:family="text" style:parent-style-name="Fuente_20_de_20_párrafo_20_predeter.">
      <style:text-properties style:font-name="Cambria" fo:font-size="14pt" fo:language="ca" fo:country="ES" fo:font-style="italic" fo:font-weight="bold" style:font-size-asian="14pt" style:language-asian="es" style:country-asian="ES" style:font-style-asian="italic" style:font-weight-asian="bold" style:font-name-complex="Cambria" style:font-size-complex="14pt" style:font-style-complex="italic" style:font-weight-complex="bold"/>
    </style:style>
    <style:style style:name="Texto_20_independiente_20_Car" style:display-name="Texto independiente Car" style:family="text" style:parent-style-name="Fuente_20_de_20_párrafo_20_predeter.">
      <style:text-properties style:font-name="Arial" fo:language="es" fo:country="ES" style:language-asian="en" style:country-asian="US" style:font-name-complex="Arial"/>
    </style:style>
    <style:style style:name="Texto_20_de_20_globo_20_Car" style:display-name="Texto de globo Car" style:family="text" style:parent-style-name="Fuente_20_de_20_párrafo_20_predeter.">
      <style:text-properties style:font-name="Tahoma" fo:font-size="8pt" fo:language="ca" fo:country="ES" style:font-size-asian="8pt" style:font-name-complex="Tahoma" style:font-size-complex="8pt"/>
    </style:style>
    <style:style style:name="Texto_20_independiente_20_2_20_Car" style:display-name="Texto independiente 2 Car" style:family="text" style:parent-style-name="Fuente_20_de_20_párrafo_20_predeter.">
      <style:text-properties style:font-name="Times New Roman" fo:font-size="12pt" fo:language="ca" fo:country="ES" style:font-size-asian="12pt" style:language-asian="es" style:country-asian="ES" style:font-name-complex="Times New Roman" style:font-size-complex="12pt"/>
    </style:style>
    <style:style style:name="Encabezado_20_Car" style:display-name="Encabezado Car" style:family="text" style:parent-style-name="Fuente_20_de_20_párrafo_20_predeter.">
      <style:text-properties style:font-name="Times New Roman" fo:font-size="12pt" fo:language="ca" fo:country="ES" style:font-size-asian="12pt" style:language-asian="es" style:country-asian="ES" style:font-name-complex="Times New Roman" style:font-size-complex="12pt"/>
    </style:style>
    <style:style style:name="Pie_20_de_20_página_20_Car" style:display-name="Pie de página Car" style:family="text" style:parent-style-name="Fuente_20_de_20_párrafo_20_predeter.">
      <style:text-properties style:font-name="Times New Roman" fo:font-size="12pt" fo:language="ca" fo:country="ES" style:font-size-asian="12pt" style:language-asian="es" style:country-asian="ES" style:font-name-complex="Times New Roman" style:font-size-complex="12pt"/>
    </style:style>
    <style:style style:name="ListLabel_20_1" style:display-name="ListLabel 1" style:family="text">
      <style:text-properties style:font-name-complex="Times New Roman"/>
    </style:style>
    <style:style style:name="ListLabel_20_2" style:display-name="ListLabel 2" style:family="text">
      <style:text-properties style:font-name-asian="Times New Roman"/>
    </style:style>
    <style:style style:name="ListLabel_20_3" style:display-name="ListLabel 3" style:family="text">
      <style:text-properties style:font-name-complex="Wingdings"/>
    </style:style>
    <style:style style:name="ListLabel_20_4" style:display-name="ListLabel 4" style:family="text">
      <style:text-properties fo:font-size="8pt" style:font-size-asian="8pt" style:font-name-complex="Wingdings" style:font-size-complex="8pt"/>
    </style:style>
    <style:style style:name="ListLabel_20_5" style:display-name="ListLabel 5" style:family="text">
      <style:text-properties fo:font-weight="bold" style:font-weight-asian="bold" style:font-name-complex="Times New Roman" style:font-weight-complex="bold"/>
    </style:style>
    <style:style style:name="ListLabel_20_6" style:display-name="ListLabel 6" style:family="text">
      <style:text-properties fo:font-weight="bold" style:font-name-asian="Times New Roman" style:font-weight-asian="bold" style:font-weight-complex="bold"/>
    </style:style>
    <style:style style:name="ListLabel_20_7" style:display-name="ListLabel 7" style:family="text">
      <style:text-properties style:font-name-complex="Courier New"/>
    </style:style>
    <style:style style:name="ListLabel_20_8" style:display-name="ListLabel 8" style:family="text">
      <style:text-properties style:font-name-complex="Symbol"/>
    </style:style>
    <style:style style:name="ListLabel_20_9" style:display-name="ListLabel 9" style:family="text">
      <style:text-properties style:font-name-complex="Wingdings"/>
    </style:style>
    <style:style style:name="ListLabel_20_10" style:display-name="ListLabel 10" style:family="text">
      <style:text-properties fo:font-size="8pt" style:font-size-asian="8pt" style:font-name-complex="Wingdings" style:font-size-complex="8pt"/>
    </style:style>
    <style:style style:name="ListLabel_20_11" style:display-name="ListLabel 11" style:family="text">
      <style:text-properties style:font-name-complex="Wingdings"/>
    </style:style>
    <style:style style:name="ListLabel_20_12" style:display-name="ListLabel 12" style:family="text">
      <style:text-properties fo:font-size="8pt" style:font-size-asian="8pt" style:font-name-complex="Wingdings" style:font-size-complex="8pt"/>
    </style:style>
    <style:style style:name="WW_5f_CharLFO2LVL1" style:display-name="WW_CharLFO2LVL1" style:family="text">
      <style:text-properties style:font-name="Wingdings" style:font-name-complex="Wingdings"/>
    </style:style>
    <style:style style:name="WW_5f_CharLFO3LVL1" style:display-name="WW_CharLFO3LVL1" style:family="text">
      <style:text-properties style:font-name="Wingdings" fo:font-size="8pt" style:font-size-asian="8pt" style:font-name-complex="Wingdings" style:font-size-complex="8pt"/>
    </style:style>
    <style:style style:name="WW_5f_CharLFO4LVL1" style:display-name="WW_CharLFO4LVL1" style:family="text">
      <style:text-properties style:font-name="Wingdings" fo:font-size="8pt" style:font-size-asian="8pt" style:font-name-complex="Wingdings" style:font-size-complex="8pt"/>
    </style:style>
    <style:style style:name="WW_5f_CharLFO16LVL1" style:display-name="WW_CharLFO16LVL1" style:family="text">
      <style:text-properties style:use-window-font-color="tru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_20__28_Web_29_">
      <style:paragraph-properties fo:text-align="center" style:justify-single-word="false"/>
    </style:style>
    <style:style style:name="MT1" style:family="text">
      <style:text-properties style:font-name="Arial" fo:font-weight="bold" style:font-weight-asian="bold" style:font-name-complex="Ari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TXC – Taller # 3</text:span></text:span></text:p>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title>Afegeix en aquest taller un fitxer word amb el següent nom: cognom_nom_taller-1</dc:title>
    <meta:initial-creator>German Santos</meta:initial-creator>
    <meta:creation-date>2013-04-02T08:41:00Z</meta:creation-date>
    <dc:date>2013-11-19T19:48:34.424000000</dc:date>
    <meta:print-date>2013-10-31T09:28:00Z</meta:print-date>
    <meta:editing-cycles>14</meta:editing-cycles>
    <meta:editing-duration>PT27M25S</meta:editing-duration>
    <meta:document-statistic meta:table-count="0" meta:image-count="0" meta:object-count="0" meta:page-count="3" meta:paragraph-count="36" meta:word-count="942" meta:character-count="5083" meta:non-whitespace-character-count="4169"/>
    <meta:template xlink:type="simple" xlink:actuate="onRequest" xlink:title="" xlink:href="../taller%203%20-%20Sergi%20Férriz%20Terensi.odt/Normal"/>
  </office:meta>
</office:document-meta>
</file>